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able_20_Contents">
      <style:text-properties fo:color="#000000" style:font-name="Liberation Sans" fo:font-size="10pt" style:font-size-asian="10pt" style:font-size-complex="10pt"/>
    </style:style>
    <style:style style:name="P2"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P3" style:family="paragraph" style:parent-style-name="Table_20_Contents">
      <style:text-properties fo:color="#000000" style:font-name="Liberation Sans" fo:font-size="10pt" officeooo:rsid="000ef721" officeooo:paragraph-rsid="000ef721" style:font-size-asian="10pt" style:font-size-complex="10pt"/>
    </style:style>
    <style:style style:name="P4" style:family="paragraph" style:parent-style-name="Table_20_Contents">
      <style:paragraph-properties fo:text-align="start" style:justify-single-word="false"/>
      <style:text-properties fo:color="#000000" style:font-name="Liberation Sans" fo:font-size="10pt" style:font-size-asian="10pt" style:font-size-complex="10pt"/>
    </style:style>
    <style:style style:name="P5"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6" style:family="paragraph" style:parent-style-name="Footer">
      <style:paragraph-properties fo:text-align="end" style:justify-single-word="false"/>
    </style:style>
    <style:style style:name="P7" style:family="paragraph" style:parent-style-name="Standard">
      <style:text-properties style:font-name="Liberation Sans"/>
    </style:style>
    <style:style style:name="P8" style:family="paragraph" style:parent-style-name="Standard">
      <style:text-properties style:font-name="Liberation Sans" fo:font-size="14pt" fo:font-weight="bold" style:font-size-asian="14pt" style:font-weight-asian="bold" style:font-size-complex="14pt" style:font-weight-complex="bold"/>
    </style:style>
    <style:style style:name="P9" style:family="paragraph" style:parent-style-name="Standard">
      <style:text-properties style:font-name="Liberation Sans" fo:font-size="14pt" fo:font-weight="bold" officeooo:rsid="00143636" officeooo:paragraph-rsid="00143636" style:font-size-asian="14pt" style:font-weight-asian="bold" style:font-size-complex="14pt" style:font-weight-complex="bold"/>
    </style:style>
    <style:style style:name="P10" style:family="paragraph" style:parent-style-name="Standard">
      <style:text-properties style:font-name="Liberation Sans" fo:font-size="15pt" style:text-underline-style="solid" style:text-underline-width="auto" style:text-underline-color="font-color" fo:font-weight="bold" style:font-size-asian="15pt" style:font-weight-asian="bold" style:font-size-complex="15pt" style:font-weight-complex="bold"/>
    </style:style>
    <style:style style:name="P11" style:family="paragraph" style:parent-style-name="Standard">
      <style:text-properties style:font-name="Liberation Sans" fo:background-color="#ffff00"/>
    </style:style>
    <style:style style:name="P12" style:family="paragraph" style:parent-style-name="Standard">
      <style:text-properties style:font-name="Liberation Sans" fo:font-weight="bold" style:font-weight-asian="bold" style:font-weight-complex="bold"/>
    </style:style>
    <style:style style:name="P13" style:family="paragraph" style:parent-style-name="Standard">
      <style:paragraph-properties fo:text-align="justify" style:justify-single-word="false"/>
      <style:text-properties style:font-name="Liberation Sans" fo:font-weight="bold" officeooo:rsid="000d2229" officeooo:paragraph-rsid="000d2229" style:font-weight-asian="bold" style:font-weight-complex="bold"/>
    </style:style>
    <style:style style:name="P14" style:family="paragraph" style:parent-style-name="Standard">
      <style:text-properties style:font-name="Liberation Sans" officeooo:paragraph-rsid="000d2229"/>
    </style:style>
    <style:style style:name="P15" style:family="paragraph" style:parent-style-name="Standard">
      <style:text-properties style:font-name="Liberation Sans" officeooo:paragraph-rsid="000ede80"/>
    </style:style>
    <style:style style:name="P16" style:family="paragraph" style:parent-style-name="Standard">
      <style:text-properties style:font-name="Liberation Sans" officeooo:rsid="000ede80" officeooo:paragraph-rsid="000ede80"/>
    </style:style>
    <style:style style:name="P17" style:family="paragraph" style:parent-style-name="Standard">
      <style:text-properties style:font-name="Liberation Sans" officeooo:rsid="000f72bc" officeooo:paragraph-rsid="000f72bc"/>
    </style:style>
    <style:style style:name="P18" style:family="paragraph" style:parent-style-name="Standard">
      <style:text-properties style:font-name="Liberation Sans" officeooo:rsid="00127b2e" officeooo:paragraph-rsid="00127b2e"/>
    </style:style>
    <style:style style:name="P19" style:family="paragraph" style:parent-style-name="Standard">
      <style:text-properties style:font-name="Liberation Sans" officeooo:rsid="0014e184" officeooo:paragraph-rsid="0014e184"/>
    </style:style>
    <style:style style:name="P20" style:family="paragraph" style:parent-style-name="Standard">
      <style:text-properties style:font-name="Liberation Sans" officeooo:rsid="00171133" officeooo:paragraph-rsid="00171133"/>
    </style:style>
    <style:style style:name="P21" style:family="paragraph" style:parent-style-name="Standard">
      <style:text-properties style:font-name="Liberation Sans" officeooo:rsid="0017fba7" officeooo:paragraph-rsid="0017fba7"/>
    </style:style>
    <style:style style:name="P22"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style:font-size-asian="18pt" style:font-weight-asian="bold" style:font-size-complex="18pt" style:font-weight-complex="bold"/>
    </style:style>
    <style:style style:name="P23" style:family="paragraph" style:parent-style-name="Standard">
      <style:text-properties fo:color="#4e9a06" style:font-name="Liberation Sans" fo:font-size="15pt" style:text-underline-style="solid" style:text-underline-width="auto" style:text-underline-color="font-color" fo:font-weight="bold" style:font-size-asian="15pt" style:font-weight-asian="bold" style:font-size-complex="15pt" style:font-weight-complex="bold"/>
    </style:style>
    <style:style style:name="P24" style:family="paragraph" style:parent-style-name="Standard">
      <style:text-properties fo:color="#4e9a06" style:font-name="Liberation Sans" fo:font-size="15pt" style:text-underline-style="solid" style:text-underline-width="auto" style:text-underline-color="font-color" fo:font-weight="bold" officeooo:paragraph-rsid="000d2229" style:font-size-asian="15pt" style:font-weight-asian="bold" style:font-size-complex="15pt" style:font-weight-complex="bold"/>
    </style:style>
    <style:style style:name="P25" style:family="paragraph" style:parent-style-name="Standard">
      <style:text-properties fo:color="#4e9a06" style:font-name="Liberation Sans" fo:font-size="15pt" style:text-underline-style="solid" style:text-underline-width="auto" style:text-underline-color="font-color" fo:font-weight="bold" officeooo:paragraph-rsid="00171133" style:font-size-asian="15pt" style:font-weight-asian="bold" style:font-size-complex="15pt" style:font-weight-complex="bold"/>
    </style:style>
    <style:style style:name="P26" style:family="paragraph" style:parent-style-name="Standard">
      <style:text-properties fo:color="#4e9a06" style:font-name="Liberation Sans" fo:font-size="15pt" style:text-underline-style="solid" style:text-underline-width="auto" style:text-underline-color="font-color" fo:font-weight="bold" officeooo:paragraph-rsid="0017fba7" style:font-size-asian="15pt" style:font-weight-asian="bold" style:font-size-complex="15pt" style:font-weight-complex="bold"/>
    </style:style>
    <style:style style:name="P27" style:family="paragraph" style:parent-style-name="Standard">
      <style:text-properties fo:font-variant="normal" fo:text-transform="none" fo:color="#4e9a06" style:font-name="Liberation Sans" fo:font-size="15pt" fo:letter-spacing="normal" fo:font-style="normal" style:text-underline-style="solid" style:text-underline-width="auto" style:text-underline-color="font-color" fo:font-weight="bold" officeooo:rsid="0014e184" officeooo:paragraph-rsid="0014e184" style:font-size-asian="15pt" style:font-weight-asian="bold" style:font-size-complex="15pt" style:font-weight-complex="bold"/>
    </style:style>
    <style:style style:name="P28" style:family="paragraph" style:parent-style-name="Standard">
      <style:text-properties fo:font-variant="normal" fo:text-transform="none" fo:color="#000000" style:font-name="Liberation Sans" fo:font-size="12pt" fo:letter-spacing="normal" fo:font-style="normal" fo:font-weight="normal" officeooo:rsid="001670d9" officeooo:paragraph-rsid="00127b2e" style:font-size-asian="12pt" style:font-size-complex="12pt"/>
    </style:style>
    <style:style style:name="P29" style:family="paragraph" style:parent-style-name="Standard" style:list-style-name="L1">
      <style:text-properties style:font-name="Liberation Sans"/>
    </style:style>
    <style:style style:name="P30" style:family="paragraph" style:parent-style-name="Standard" style:list-style-name="L2">
      <style:text-properties style:font-name="Liberation Sans" officeooo:paragraph-rsid="000d2229"/>
    </style:style>
    <style:style style:name="P31" style:family="paragraph" style:parent-style-name="Standard" style:list-style-name="L2">
      <style:text-properties style:font-name="Liberation Sans" officeooo:rsid="0010289b" officeooo:paragraph-rsid="000d2229"/>
    </style:style>
    <style:style style:name="P32" style:family="paragraph" style:parent-style-name="Standard" style:list-style-name="L2">
      <style:text-properties style:font-name="Liberation Sans" officeooo:rsid="00115427" officeooo:paragraph-rsid="000d2229"/>
    </style:style>
    <style:style style:name="P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ef721"/>
    </style:style>
    <style:style style:name="T2" style:family="text">
      <style:text-properties officeooo:rsid="000e95a8"/>
    </style:style>
    <style:style style:name="T3" style:family="text">
      <style:text-properties officeooo:rsid="000d2229"/>
    </style:style>
    <style:style style:name="T4" style:family="text">
      <style:text-properties officeooo:rsid="0010289b"/>
    </style:style>
    <style:style style:name="T5" style:family="text">
      <style:text-properties officeooo:rsid="00115427"/>
    </style:style>
    <style:style style:name="T6" style:family="text">
      <style:text-properties officeooo:rsid="0000ed86"/>
    </style:style>
    <style:style style:name="T7" style:family="text">
      <style:text-properties officeooo:rsid="000ede80"/>
    </style:style>
    <style:style style:name="T8" style:family="text">
      <style:text-properties officeooo:rsid="001110d6"/>
    </style:style>
    <style:style style:name="T9" style:family="text">
      <style:text-properties fo:font-variant="normal" fo:text-transform="none" fo:color="#000000" fo:font-size="12pt" fo:letter-spacing="normal" fo:font-style="normal" fo:font-weight="normal" style:font-size-asian="12pt" style:font-size-complex="12pt"/>
    </style:style>
    <style:style style:name="T10" style:family="text">
      <style:text-properties fo:font-variant="normal" fo:text-transform="none" fo:color="#000000" fo:font-size="12pt" fo:letter-spacing="normal" fo:font-style="normal" fo:font-weight="normal" officeooo:rsid="001670d9" style:font-size-asian="12pt" style:font-size-complex="12pt"/>
    </style:style>
    <style:style style:name="T11" style:family="text">
      <style:text-properties fo:font-variant="normal" fo:text-transform="none" fo:color="#000000" fo:font-size="12pt" fo:letter-spacing="normal" fo:font-style="normal" fo:font-weight="normal" officeooo:rsid="0017c30a" style:font-size-asian="12pt" style:font-size-complex="12pt"/>
    </style:style>
    <style:style style:name="T12" style:family="text">
      <style:text-properties fo:font-variant="normal" fo:text-transform="none" fo:color="#000000" fo:font-size="12pt" fo:letter-spacing="normal" fo:font-style="normal" fo:font-weight="normal" officeooo:rsid="001d6ed4" style:font-size-asian="12pt" style:font-size-complex="12pt"/>
    </style:style>
    <style:style style:name="T13" style:family="text">
      <style:text-properties officeooo:rsid="00127b2e"/>
    </style:style>
    <style:style style:name="T14" style:family="text">
      <style:text-properties officeooo:rsid="00143636"/>
    </style:style>
    <style:style style:name="T15" style:family="text">
      <style:text-properties officeooo:rsid="00171133"/>
    </style:style>
    <style:style style:name="T16" style:family="text">
      <style:text-properties officeooo:rsid="0017fba7"/>
    </style:style>
    <style:style style:name="T17" style:family="text">
      <style:text-properties officeooo:rsid="001848a8"/>
    </style:style>
    <style:style style:name="T18" style:family="text">
      <style:text-properties officeooo:rsid="001a32d8"/>
    </style:style>
    <style:style style:name="T19" style:family="text">
      <style:text-properties officeooo:rsid="001bdd0f"/>
    </style:style>
    <style:style style:name="T20" style:family="text">
      <style:text-properties officeooo:rsid="001d42ea"/>
    </style:style>
    <style:style style:name="T21" style:family="text">
      <style:text-properties officeooo:rsid="001d6ed4"/>
    </style:style>
    <style:style style:name="T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2"/>
      <text:p text:style-name="P22">Regelsatz 2</text:p>
      <text:p text:style-name="P10"/>
      <text:p text:style-name="P10"/>
      <text:p text:style-name="P23">Warum die KI hilft <text:span text:style-name="T13">bzw. Hilferufe simuliert</text:span></text:p>
      <text:p text:style-name="P10"/>
      <text:p text:style-name="P7">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18">Weiterhin sollen die Nutzer in der Lage sein Kollaborationspunkte zu sammeln, auch wenn kein anderer Nutzer Hilfe benötigt oder die Probleme der anderen Nutzer zu anspruchsvoll sind. Deshalb generiert<text:span text:style-name="T10"> </text:span><text:span text:style-name="T9">die KI </text:span><text:span text:style-name="T10">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11">spieler</text:span><text:span text:style-name="T10">gesteuerten Handlungen unterscheidbar zu machen. </text:span><text:span text:style-name="T9">Dies hat auch zur Folge, dass das System belebt wirkt und die Nutzer leichter motiviert sind selbst Hilferufe zu generieren und auf die anderer zu antworten.</text:span></text:p>
      <text:p text:style-name="P28"/>
      <text:p text:style-name="P27">Hilferufe</text:p>
      <text:p text:style-name="P7"/>
      <text:p text:style-name="P19">Hilferufe sind ein separater Chat, der von einem Nutzer oder der KI generiert werden k<text:span text:style-name="T19">ann</text:span>. Je nachdem wie lange der Hilferuf bereits besteht, können verschiedene Gruppen in dem Chat antworten, näheres hierzu in Regelsatz 3. <text:span text:style-name="T10">Jeder Spieler, der auf </text:span><text:span text:style-name="T9">einen </text:span><text:span text:style-name="T10">Hilfe</text:span><text:span text:style-name="T9">ruf</text:span><text:span text:style-name="T10"> reagiert hat, bekommt 50 Sekunden nachdem </text:span><text:span text:style-name="T9">der </text:span><text:span text:style-name="T10">Hilferuf </text:span><text:span text:style-name="T9">generiert worden ist,</text:span><text:span text:style-name="T10"> alle abgegebenen Hilfestellungen für fünf Minuten angezeigt, </text:span><text:span text:style-name="T9">sollte die Gruppe der Nutzer nicht </text:span><text:span text:style-name="T12">in</text:span><text:span text:style-name="T9"> einem gemeinsamen Zeitraum arbeiten, sondern über den Verlauf einer Woche verteilt, bietet sich hierfür an diese Zeit auf einen Tag zu erhöhen</text:span><text:span text:style-name="T10">.</text:span> Die Hilferufe und die dazugehörigen Antworten werden nach einer gewissen Zeit gelöscht, um zu verhindern dass die Nut<text:span text:style-name="T19">ze</text:span>r lediglich alte Hilferufe durchforsten anstatt selber Hilferufe zu generieren</text:p>
      <text:p text:style-name="P7"/>
      <text:p text:style-name="P23">Wo die KI hilft</text:p>
      <text:p text:style-name="P10"/>
      <text:p text:style-name="P18">Die KI hilft, wenn ein Nutzer einen Hilferuf generiert hat <text:span text:style-name="T14">und kein anderer Nutzer ihm helfen konnte. Außerdem stellt die KI generierte Hinweise zu allen Aufgaben zum Kauf zur Verfügung.</text:span></text:p>
      <text:p text:style-name="P7"/>
      <text:p text:style-name="P23"><text:soft-page-break/>Wann die KI hilft</text:p>
      <text:p text:style-name="P10"/>
      <text:p text:style-name="P9">Beim <text:span text:style-name="T19">K</text:span>auf eines Hinweises</text:p>
      <text:p text:style-name="P7"/>
      <text:p text:style-name="P7">Um dem Nutzer die Antwort nicht vorwegzunehmen, soll die KI erst einschreiten, wenn dieser um Hilfe bittet. <text:span text:style-name="T1">Dies teilt der Nutzer mit, indem er auf den „Hilfe“-Button klickt, er wird hieraufhin gefragt ob er einen Hinweis kaufen möchte.</text:span></text:p>
      <text:p text:style-name="P7"/>
      <text:p text:style-name="P7"/>
      <text:p text:style-name="P9">Nach dem <text:span text:style-name="T18">G</text:span>enerieren eines Hilferufs</text:p>
      <text:p text:style-name="P7"/>
      <text:p text:style-name="P7">Damit die anderen Nutzer eine Möglichkeit haben, Hilfestellung zu leisten und so erfolgreich Kollaboration zu betreiben, soll die KI <text:span text:style-name="T14">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p text:style-name="P7"/>
      <text:p text:style-name="P7"/>
      <text:p text:style-name="P23">Wie die KI hilft <text:span text:style-name="T15">beim Kauf von Hinweisen</text:span></text:p>
      <text:p text:style-name="P7"/>
      <text:p text:style-name="P7"/>
      <text:p text:style-name="P17">Die KI soll dem Nutzer anfangs nur Hinweise in die richtige Richtung geben, soll aber bei Bedarf den Nutzer durch die Aufgabe leiten können. Deshalb sind die Hinweise in kleine Teile zerlegt und müssen vom Nutzer einzeln gekauft werden, hierdurch können schlechtere Nutzer durch die Aufgabe geleitet werden und bessere müssen nur die Hinweise kaufen, die sie auch benötigen.</text:p>
      <text:p text:style-name="P17"/>
      <text:p text:style-name="P17"/>
      <text:p text:style-name="P8">Wenn der Nutzer keine Lösung hat</text:p>
      <text:p text:style-name="P7"/>
      <text:p text:style-name="P7">Hat der Nutzer keinen Lösungsansatz finden können, kann ihm <text:span text:style-name="T3">die KI </text:span>eine Reihe von, für diese Aufgabe <text:span text:style-name="T15">generierten</text:span>, Hinweisen geben.</text:p>
      <text:p text:style-name="P7">Beispiel:</text:p>
      <text:p text:style-name="P7"/>
      <text:p text:style-name="P7">Aufgabe:</text:p>
      <text:p text:style-name="P7"><text:span text:style-name="T21">0</text:span> = -20x² + 320</text:p>
      <text:p text:style-name="P7"/>
      <text:p text:style-name="P7">kleineres x = <text:s text:c="6"/>; <text:s text:c="2"/>größeres <text:s/>x = </text:p>
      <text:p text:style-name="P7"/>
      <text:p text:style-name="P7">Hinweise:</text:p>
      <text:p text:style-name="P7"><text:soft-page-break/></text:p>
      <text:list xml:id="list2046273425" text:style-name="L1">
        <text:list-item>
          <text:p text:style-name="P29">Versuche von beiden Seiten der Gleichung 320 zu subtrahieren.</text:p>
        </text:list-item>
        <text:list-item>
          <text:p text:style-name="P29">Versuche beide Seiten der Gleichung durch 20 zu dividieren.</text:p>
        </text:list-item>
        <text:list-item>
          <text:p text:style-name="P29">Versuche beide Seiten der Gleichung durch -1 zu dividieren.</text:p>
        </text:list-item>
        <text:list-item>
          <text:p text:style-name="P29">Versuche von beiden Seiten der Gleichung die Wurzel zu ziehen.</text:p>
        </text:list-item>
      </text:list>
      <text:p text:style-name="P7"/>
      <text:p text:style-name="P16"><office:annotation office:name="__Annotation__530_2598718939"><dc:creator>Andreas Glaser</dc:creator><dc:date>2018-04-09T17:52:54.005000000</dc:date><loext:sender-initials>AG</loext:sender-initials><text:p text:style-name="P33"><text:span text:style-name="T22">Sich für eine Möglichkeit entscheiden</text:span></text:p></office:annotation>1. Möglichkeit<office:annotation-end office:name="__Annotation__530_2598718939"/>: Die Hinweise müssen in der <text:span text:style-name="T18">r</text:span>ichtigen Reihenfolge kommen und vom Nutzer mit den Wissenspunkten, die er für die Aufgabe erhalten würde, bezahlt werden. Ein Hinweis soll einen Wissenspunkt kosten, der Nutzer kann diese Punkte zurück erhalten, indem er die Aufgabe, eine Woche später, korrekt löst.</text:p>
      <text:p text:style-name="P7"/>
      <text:p text:style-name="P7"/>
      <text:p text:style-name="P16">2. Möglichkeit: Die Hinweise müssen in der <text:span text:style-name="T18">r</text:span>ichtigen Reihenfolge kommen und vom Nutzer mit Kollaborationspunkten bezahlt werden. Ein Hinweis soll einen Kollaborationspunkt kosten, der Nutzer kann diese Punkte zurück erhalten, indem er auf Hilferufe anderer Nutzer oder der KI reagiert.</text:p>
      <text:p text:style-name="P7"/>
      <text:p text:style-name="P7"/>
      <text:p text:style-name="P8">Wenn der Nutzer eine falsche Lösung hat</text:p>
      <text:p text:style-name="P7"/>
      <text:p text:style-name="P7">Ist eine Antwort, auf die Aufgabe des Nutzers vorhanden, so kann die KI eine seinem Fortschritt angepasste Hilfestellung bieten. </text:p>
      <text:p text:style-name="P7"/>
      <text:p text:style-name="P7">Aufgabe:</text:p>
      <text:p text:style-name="P7"><text:span text:style-name="T21">0</text:span> = -10x² + 320</text:p>
      <text:p text:style-name="P7"/>
      <text:p text:style-name="P7">Ergebnis auf zwei Nachkommastellen gerundet.</text:p>
      <text:p text:style-name="P7">kleineres x = <text:s text:c="6"/>; <text:s text:c="2"/>größeres <text:s/>x = </text:p>
      <text:p text:style-name="P7"/>
      <text:p text:style-name="P7"/>
      <text:p text:style-name="P12">Hilfestellung bei einem Rundungsfehler</text:p>
      <text:p text:style-name="P7">Antwort des Nutzers: kleineres x = -5,65 <text:s text:c="2"/>; <text:s text:c="3"/>größeres x = 5,65 </text:p>
      <text:p text:style-name="P7"/>
      <text:p text:style-name="P7">Hilfestellung: Ab 5 wird aufgerundet, nur 4 oder kleiner wird abgerundet.</text:p>
      <text:p text:style-name="P7"/>
      <text:p text:style-name="P12">Hilfestellung bei einer <text:span text:style-name="T20">r</text:span>ichtigen Antwort</text:p>
      <text:p text:style-name="P7">Antwort des Nutzers: kleineres x = -2,66 <text:s text:c="2"/>; <text:s text:c="3"/>größeres x = 5,66 </text:p>
      <text:p text:style-name="P7"/>
      <text:p text:style-name="P7">Hilfestellung: Das kleinere x ist nicht korrekt, das größere hingegen ist korrekt. <text:span text:style-name="T7">(Diese Hilfestellung ist für den Nutzer kostenlos, bei Bedarf kann er die selben Hinweise kaufen, die er bekommen würde, wenn er keine Antwort gegeben hätte.)</text:span></text:p>
      <text:p text:style-name="P7"/>
      <text:p text:style-name="P12"><text:soft-page-break/>Hilfestellung bei keiner <text:span text:style-name="T20">r</text:span>ichtigen Antwort</text:p>
      <text:p text:style-name="P7">Antwort des Nutzers: kleineres x = -2,66 <text:s text:c="2"/>; <text:s text:c="3"/>größeres x = 2,66 </text:p>
      <text:p text:style-name="P7"/>
      <text:p text:style-name="P15">Hilfestellung: Beide x sind nicht korrekt. <text:span text:style-name="T7">(Diese Hilfestellung ist für den Nutzer kostenlos, bei Bedarf kann er die selben Hinweise kaufen, die er bekommen würde, wenn er keine Antwort gegeben hätte.)</text:span> </text:p>
      <text:p text:style-name="P11"/>
      <text:p text:style-name="P7"/>
      <text:p text:style-name="P24">W<text:span text:style-name="T3">eitere Beispiele für käufliche Hinweise</text:span></text:p>
      <text:p text:style-name="P7"/>
      <text:p text:style-name="P13">Beispiel 1</text:p>
      <text:p text:style-name="P7"/>
      <text:p text:style-name="P14">Aufgabe:</text:p>
      <text:p text:style-name="P14"><text:span text:style-name="T4">27c</text:span> = <text:span text:style-name="T4">22c</text:span> + <text:span text:style-name="T4">5</text:span>x<text:span text:style-name="T5">²</text:span> </text:p>
      <text:p text:style-name="P14"/>
      <text:p text:style-name="P14">kleineres x = <text:s text:c="6"/>; <text:s text:c="2"/>größeres <text:s/>x = </text:p>
      <text:p text:style-name="P14"/>
      <text:p text:style-name="P14">Hinweise:</text:p>
      <text:list xml:id="list3958308688" text:style-name="L2">
        <text:list-header>
          <text:p text:style-name="P30"/>
        </text:list-header>
        <text:list-item text:start-value="1">
          <text:p text:style-name="P31">Versuche alle Terme mit x und alle Terme ohne x auf verschiedene Seiten zu bringen.</text:p>
        </text:list-item>
        <text:list-item>
          <text:p text:style-name="P31">Versuche auf beiden Seiten <text:span text:style-name="T5">der Gleichung</text:span> 22c zu subtrahieren.</text:p>
        </text:list-item>
        <text:list-item>
          <text:p text:style-name="P31">Versuche beide Seiten <text:span text:style-name="T5">der Gleichung</text:span> durch 5 zu teilen.</text:p>
        </text:list-item>
        <text:list-item>
          <text:p text:style-name="P32">Versuche auf beiden Seiten der Gleichung die Wurzel zu ziehen.</text:p>
        </text:list-item>
      </text:list>
      <text:p text:style-name="P7"/>
      <text:p text:style-name="P7"/>
      <text:p text:style-name="P13">Beispiel 2</text:p>
      <text:p text:style-name="P7"/>
      <text:p text:style-name="P14">Aufgabe:</text:p>
      <text:p text:style-name="P14">-x + <text:span text:style-name="T5">4</text:span>a <text:span text:style-name="T5">+</text:span> <text:span text:style-name="T5">1</text:span>4 <text:s/>= 1<text:span text:style-name="T5">6</text:span>a</text:p>
      <text:p text:style-name="P14"/>
      <text:p text:style-name="P14">x = </text:p>
      <text:p text:style-name="P14"/>
      <text:p text:style-name="P14">Hinweise:</text:p>
      <text:list xml:id="list150227993969554" text:continue-numbering="true" text:style-name="L2">
        <text:list-header>
          <text:p text:style-name="P30"/>
        </text:list-header>
        <text:list-item text:start-value="1">
          <text:p text:style-name="P31">Versuche alle Terme mit x und alle Terme ohne x auf verschiedene Seiten zu bringen.</text:p>
        </text:list-item>
        <text:list-item>
          <text:p text:style-name="P31">Versuche auf beiden Seiten <text:span text:style-name="T5">der Gleichung</text:span> <text:span text:style-name="T5">4a</text:span> zu subtrahieren.</text:p>
        </text:list-item>
        <text:list-item>
          <text:p text:style-name="P32">Versuche auf beiden Seiten der Gleichung 14 zu subtrahieren.</text:p>
        </text:list-item>
        <text:list-item>
          <text:p text:style-name="P32">Versuche beide Seiten der Gleichung durch -1 zu teilen.</text:p>
        </text:list-item>
      </text:list>
      <text:p text:style-name="P7"/>
      <text:p text:style-name="P7"/>
      <text:p text:style-name="P13"><text:soft-page-break/>Beispiel 3</text:p>
      <text:p text:style-name="P7"/>
      <text:p text:style-name="P14">Aufgabe:</text:p>
      <text:p text:style-name="P14"><text:span text:style-name="T5">3</text:span>y + <text:span text:style-name="T5">9</text:span>a - <text:span text:style-name="T5">6</text:span>c = <text:span text:style-name="T5">27</text:span>b</text:p>
      <text:p text:style-name="P14"/>
      <text:p text:style-name="P14"><text:span text:style-name="T5">y</text:span> = </text:p>
      <text:p text:style-name="P14"/>
      <text:p text:style-name="P14">Hinweise:</text:p>
      <text:list xml:id="list150227477907774" text:continue-numbering="true" text:style-name="L2">
        <text:list-header>
          <text:p text:style-name="P30"/>
        </text:list-header>
        <text:list-item text:start-value="1">
          <text:p text:style-name="P31">Versuche alle Terme mit <text:span text:style-name="T5">y</text:span> und alle Terme ohne <text:span text:style-name="T5">y</text:span> auf verschiedene Seiten zu bringen.</text:p>
        </text:list-item>
        <text:list-item>
          <text:p text:style-name="P31">Versuche auf beiden Seiten <text:span text:style-name="T5">der Gleichung</text:span> <text:span text:style-name="T6">9a</text:span> zu subtrahieren.</text:p>
        </text:list-item>
        <text:list-item>
          <text:p text:style-name="P32">Versuche auf beiden Seiten der Gleichung 6c zu addieren.</text:p>
        </text:list-item>
        <text:list-item>
          <text:p text:style-name="P32">Versuche beide Seiten der Gleichung durch 3 zu teilen.</text:p>
        </text:list-item>
      </text:list>
      <text:p text:style-name="P7"/>
      <text:p text:style-name="P7"/>
      <text:p text:style-name="P25">Wie die KI <text:span text:style-name="T15">beim Antworten auf Hilferufe hilft</text:span></text:p>
      <text:p text:style-name="P7"/>
      <text:p text:style-name="P20">Um Hilfe leisten zu können, muss die KI zunächst verstehen, wo das Problem des Nutzers liegt. Dies kann zum einen durch Machine <text:span text:style-name="T18">L</text:span>earning aber auch durch das Ausfiltern von Schlüsselwörtern realisiert werden. Machine <text:span text:style-name="T18">L</text:span>earning kann verwendet werden um die Antworten der Nutzer, die auf Hilferufe getätigt wurden zu analysieren, die KI soll lernen, was den Nutzern bei einem bestimmten Problem geholfen hatte und daraus eine Antwort generieren. Das Ausfiltern von Schlüsselwörter<text:span text:style-name="T18">n</text:span> soll ermöglichen, auf passende Kapitel des Lernstoffes zu verweisen, <text:span text:style-name="T16">sodass der Nutzer durch Nachlesen des Stoffes das Problem selbständig lösen kann.</text:span></text:p>
      <text:p text:style-name="P7"/>
      <text:p text:style-name="P7"/>
      <text:p text:style-name="P26">Wie die KI <text:span text:style-name="T16">Hilferufe generiert</text:span></text:p>
      <text:p text:style-name="P7"/>
      <text:p text:style-name="P21">Die KI kann alte archivierte, vorgefertigte oder automatische Hilferufe generieren. Die archivierten Hilferufe sind alte Hilferufe von Nutzern die von Nutzern beantwortet w<text:span text:style-name="T20">e</text:span>rden konnten, <text:span text:style-name="T17">d</text:span>ie vorgefertigten sind von einer betreuenden Lehrkraft oder eine<text:span text:style-name="T20">m</text:span> Administrator zu erstellen. <text:span text:style-name="T17">Automatische Hilferufe müssen von der KI so generiert werden, dass sie dem Niveau der Nutzer entsprechen. </text:span>Sie bewertet die Antworten der Nutzer auf Basis ihrer Qualität. <text:span text:style-name="T17">Wenn Nutzer wenig Kollaborationspunkte haben, generiert die KI für diesen Nutzer gezielt Hilferufe.</text:span></text:p>
      <text:p text:style-name="P7"/>
      <text:p text:style-name="P7"/>
      <text:p text:style-name="P7"/>
      <text:p text:style-name="P7"/>
      <text:p text:style-name="P7"/>
      <text:p text:style-name="P7"><text:soft-page-break/></text:p>
      <text:p text:style-name="P7"/>
      <text:p text:style-name="P7">Arbeitszeit :</text:p>
      <text:p text:style-name="P7">0<text:span text:style-name="T17">3</text:span>:<text:span text:style-name="T8">0</text:span>0 <text:span text:style-name="T8">Stun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Table_20_Contents">
      <style:text-properties fo:color="#000000" style:font-name="Liberation Sans" fo:font-size="10pt" style:font-size-asian="10pt" style:font-size-complex="10pt"/>
    </style:style>
    <style:style style:name="MP2"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MP3" style:family="paragraph" style:parent-style-name="Table_20_Contents">
      <style:text-properties fo:color="#000000" style:font-name="Liberation Sans" fo:font-size="10pt" officeooo:rsid="000ef721" officeooo:paragraph-rsid="000ef721" style:font-size-asian="10pt" style:font-size-complex="10pt"/>
    </style:style>
    <style:style style:name="MP4" style:family="paragraph" style:parent-style-name="Table_20_Contents">
      <style:paragraph-properties fo:text-align="start" style:justify-single-word="false"/>
      <style:text-properties fo:color="#000000" style:font-name="Liberation Sans" fo:font-size="10pt"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6" style:family="paragraph" style:parent-style-name="Footer">
      <style:paragraph-properties fo:text-align="end" style:justify-single-word="false"/>
    </style:style>
    <style:style style:name="MT1" style:family="text">
      <style:text-properties officeooo:rsid="000ef721"/>
    </style:style>
    <style:style style:name="MT2" style:family="text">
      <style:text-properties officeooo:rsid="000e95a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Standard"/>
        <text:p text:style-name="Standard"/>
        <text:p text:style-name="Standard"/>
        <table:table table:name="Tabelle2" table:style-name="Tabelle2">
          <table:table-column table:style-name="Tabelle2.A"/>
          <table:table-column table:style-name="Tabelle2.B"/>
          <table:table-row>
            <table:table-cell table:style-name="Tabelle2.A1" office:value-type="string">
              <text:p text:style-name="MP1">Team 3 (Teamleiter Noah Lehmann)</text:p>
            </table:table-cell>
            <table:table-cell table:style-name="Tabelle2.B1" office:value-type="string">
              <text:p text:style-name="MP2">Web Development 2</text:p>
            </table:table-cell>
          </table:table-row>
          <table:table-row>
            <table:table-cell table:style-name="Tabelle2.A2" office:value-type="string">
              <text:p text:style-name="MP3">Regelsatz 2</text:p>
            </table:table-cell>
            <table:table-cell table:style-name="Tabelle2.B2" office:value-type="string">
              <text:p text:style-name="MP2"><text:span text:style-name="MT1">9</text:span>.0<text:span text:style-name="MT1">4</text:span>.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4">Andreas Glaser, <text:span text:style-name="MT2"><text:s/>Andreas Khouri</text:span></text:p>
            </table:table-cell>
            <table:table-cell table:style-name="Tabelle1.A1" office:value-type="string">
              <text:p text:style-name="MP5"><text:page-number text:select-page="current">6</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11T14:13:44.685000000</dc:date>
    <meta:editing-duration>PT2H40M</meta:editing-duration>
    <meta:editing-cycles>21</meta:editing-cycles>
    <meta:generator>LibreOffice/5.4.5.1$Windows_X86_64 LibreOffice_project/79c9829dd5d8054ec39a82dc51cd9eff340dbee8</meta:generator>
    <meta:document-statistic meta:table-count="2" meta:image-count="0" meta:object-count="0" meta:page-count="6" meta:paragraph-count="83" meta:word-count="1217" meta:character-count="7805" meta:non-whitespace-character-count="6633"/>
  </office:meta>
</office:document-meta>
</file>